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f037c" officeooo:paragraph-rsid="001f037c" style:font-weight-asian="normal" style:font-weight-complex="normal"/>
    </style:style>
    <style:style style:name="P4" style:family="paragraph" style:parent-style-name="Standard">
      <style:text-properties fo:font-weight="normal" officeooo:rsid="001f037c" officeooo:paragraph-rsid="00230504" style:font-weight-asian="normal" style:font-weight-complex="normal"/>
    </style:style>
    <style:style style:name="P5" style:family="paragraph" style:parent-style-name="Standard">
      <style:text-properties fo:font-weight="normal" officeooo:rsid="0023fafe" officeooo:paragraph-rsid="0023fafe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f037c" officeooo:paragraph-rsid="001f037c" style:font-weight-asian="bold" style:font-weight-complex="bold"/>
    </style:style>
    <style:style style:name="P8" style:family="paragraph" style:parent-style-name="Standard">
      <style:text-properties fo:font-weight="bold" officeooo:rsid="001f037c" officeooo:paragraph-rsid="0023050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c3a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1bfc3a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f037c"/>
    </style:style>
    <style:style style:name="T8" style:family="text">
      <style:text-properties officeooo:rsid="001fc23e"/>
    </style:style>
    <style:style style:name="T9" style:family="text">
      <style:text-properties fo:font-weight="normal" officeooo:rsid="001fc23e" style:font-weight-asian="normal" style:font-weight-complex="normal"/>
    </style:style>
    <style:style style:name="T10" style:family="text">
      <style:text-properties fo:font-weight="normal" officeooo:rsid="0021ae05" style:font-weight-asian="normal" style:font-weight-complex="normal"/>
    </style:style>
    <style:style style:name="T11" style:family="text">
      <style:text-properties fo:font-weight="normal" officeooo:rsid="00230504" style:font-weight-asian="normal" style:font-weight-complex="normal"/>
    </style:style>
    <style:style style:name="T12" style:family="text">
      <style:text-properties fo:font-weight="normal" officeooo:rsid="00230504" fo:background-color="#ffff00" loext:char-shading-value="0" style:font-weight-asian="normal" style:font-weight-complex="normal"/>
    </style:style>
    <style:style style:name="T13" style:family="text">
      <style:text-properties officeooo:rsid="00230504"/>
    </style:style>
    <style:style style:name="T14" style:family="text">
      <style:text-properties officeooo:rsid="0023fafe"/>
    </style:style>
    <style:style style:name="T15" style:family="text">
      <style:text-properties officeooo:rsid="0024b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5">FIRST POD &amp; SERVICE (LAB-2)</text:span></text:p>
      <text:p text:style-name="Standard"/>
      <text:p text:style-name="Standard">jerome@master:~/LFD259/SOLUTIONS/s_02$ <text:span text:style-name="T1">kubectl create -f basic.yaml </text:span></text:p>
      <text:p text:style-name="Standard">pod/basicpod created</text:p>
      <text:p text:style-name="Standard">jerome@master:~/LFD259/SOLUTIONS/s_02$ <text:span text:style-name="T1">kubectl get pod</text:span></text:p>
      <text:p text:style-name="Standard">NAME <text:s text:c="6"/>READY <text:s text:c="2"/>STATUS <text:s text:c="13"/>RESTARTS <text:s text:c="2"/>AGE</text:p>
      <text:p text:style-name="Standard">basicpod <text:s text:c="2"/>0/1 <text:s text:c="4"/>ContainerCreating <text:s text:c="2"/>0 <text:s text:c="9"/>8s</text:p>
      <text:p text:style-name="Standard">jerome@master:~/LFD259/SOLUTIONS/s_02$ <text:span text:style-name="T1">kubectl get pod</text:span></text:p>
      <text:p text:style-name="Standard">NAME <text:s text:c="6"/>READY <text:s text:c="2"/>STATUS <text:s text:c="3"/>RESTARTS <text:s text:c="2"/>AGE</text:p>
      <text:p text:style-name="Standard">basicpod <text:s text:c="2"/>1/1 <text:s text:c="4"/>Running <text:s text:c="2"/>0 <text:s text:c="9"/>17s</text:p>
      <text:p text:style-name="Standard">jerome@master:~/LFD259/SOLUTIONS/s_02$ <text:span text:style-name="T1">kubectl describe pod basicpod</text:span> </text:p>
      <text:p text:style-name="Standard">Name: <text:s text:c="8"/>basicpod</text:p>
      <text:p text:style-name="Standard">Namespace: <text:s text:c="3"/>default</text:p>
      <text:p text:style-name="Standard">Priority: <text:s text:c="4"/>0</text:p>
      <text:p text:style-name="Standard">Node: <text:s text:c="8"/>worker/10.2.0.3</text:p>
      <text:p text:style-name="Standard">Start Time: <text:s text:c="2"/>Fri, 15 Jan 2021 08:47:36 +0000</text:p>
      <text:p text:style-name="Standard">Labels: <text:s text:c="6"/>&lt;none&gt;</text:p>
      <text:p text:style-name="Standard">Annotations: <text:s/>cni.projectcalico.org/podIP: 192.168.171.68/32</text:p>
      <text:p text:style-name="Standard"><text:s text:c="14"/>cni.projectcalico.org/podIPs: 192.168.171.68/32</text:p>
      <text:p text:style-name="Standard">Status: <text:s text:c="6"/>Running</text:p>
      <text:p text:style-name="Standard">IP: <text:s text:c="10"/>192.168.171.68</text:p>
      <text:p text:style-name="Standard">IPs:</text:p>
      <text:p text:style-name="Standard"><text:s text:c="2"/>IP: <text:s/>192.168.171.68</text:p>
      <text:p text:style-name="Standard">Containers:</text:p>
      <text:p text:style-name="Standard"><text:s text:c="2"/>webcont:</text:p>
      <text:p text:style-name="Standard"><text:s text:c="4"/>Container ID: <text:s text:c="2"/>docker://e53541a8aa0dd156fc8e5467a1130aa170b1158902e7f925db090d8938cb931a</text:p>
      <text:p text:style-name="Standard"><text:s text:c="4"/>Image: <text:s text:c="9"/>nginx</text:p>
      <text:p text:style-name="Standard"><text:s text:c="4"/>Image ID: <text:s text:c="6"/>docker-pullable://nginx@sha256:10b8cc432d56da8b61b070f4c7d2543a9ed17c2b23010b43af434fd40e2ca4aa</text:p>
      <text:p text:style-name="Standard"><text:s text:c="4"/>Port: <text:s text:c="10"/>&lt;none&gt;</text:p>
      <text:p text:style-name="Standard"><text:s text:c="4"/>Host Port: <text:s text:c="5"/>&lt;none&gt;</text:p>
      <text:p text:style-name="Standard"><text:s text:c="4"/>State: <text:s text:c="9"/>Running</text:p>
      <text:p text:style-name="Standard"><text:s text:c="6"/>Started: <text:s text:c="5"/>Fri, 15 Jan 2021 08:47:47 +0000</text:p>
      <text:p text:style-name="Standard"><text:s text:c="4"/>Ready: <text:s text:c="9"/>True</text:p>
      <text:p text:style-name="Standard"><text:s text:c="4"/>Restart Count: <text:s/>0</text:p>
      <text:p text:style-name="Standard"><text:s text:c="4"/>Environment: <text:s text:c="3"/>&lt;none&gt;</text:p>
      <text:p text:style-name="Standard"><text:s text:c="4"/>Mounts:</text:p>
      <text:p text:style-name="Standard"><text:s text:c="6"/>/var/run/secrets/kubernetes.io/serviceaccount from default-token-s4mkn (ro)</text:p>
      <text:p text:style-name="Standard">Conditions:</text:p>
      <text:p text:style-name="Standard"><text:s text:c="2"/>Type <text:s text:c="13"/>Status</text:p>
      <text:p text:style-name="Standard"><text:s text:c="2"/>Initialized <text:s text:c="6"/>True </text:p>
      <text:p text:style-name="Standard"><text:s text:c="2"/>Ready <text:s text:c="12"/>True </text:p>
      <text:p text:style-name="Standard"><text:s text:c="2"/>ContainersReady <text:s text:c="2"/>True </text:p>
      <text:p text:style-name="Standard"><text:s text:c="2"/>PodScheduled <text:s text:c="5"/>True </text:p>
      <text:p text:style-name="Standard">Volumes:</text:p>
      <text:p text:style-name="Standard"><text:soft-page-break/><text:s text:c="2"/>default-token-s4mkn:</text:p>
      <text:p text:style-name="Standard"><text:s text:c="4"/>Type: <text:s text:c="7"/>Secret (a volume populated by a Secret)</text:p>
      <text:p text:style-name="Standard"><text:s text:c="4"/>SecretName: <text:s/>default-token-s4mkn</text:p>
      <text:p text:style-name="Standard"><text:s text:c="4"/>Optional: <text:s text:c="3"/>false</text:p>
      <text:p text:style-name="Standard">QoS Class: <text:s text:c="6"/>BestEffort</text:p>
      <text:p text:style-name="Standard">Node-Selectors: <text:s/>&lt;none&gt;</text:p>
      <text:p text:style-name="Standard">Tolerations: <text:s text:c="4"/>node.kubernetes.io/not-ready:NoExecute op=Exists for 300s</text:p>
      <text:p text:style-name="Standard"><text:s text:c="17"/>node.kubernetes.io/unreachable:NoExecute op=Exists for 300s</text:p>
      <text:p text:style-name="Standard">Events:</text:p>
      <text:p text:style-name="Standard"><text:s text:c="2"/>Type <text:s text:c="3"/>Reason <text:s text:c="4"/>Age <text:s text:c="2"/>From <text:s text:c="14"/>Message</text:p>
      <text:p text:style-name="Standard"><text:s text:c="2"/>---- <text:s text:c="3"/>------ <text:s text:c="4"/>---- <text:s/>---- <text:s text:c="14"/>-------</text:p>
      <text:p text:style-name="Standard"><text:s text:c="2"/>Normal <text:s/>Scheduled <text:s/>50s <text:s text:c="2"/>default-scheduler <text:s/>Successfully assigned default/basicpod to worker</text:p>
      <text:p text:style-name="Standard"><text:s text:c="2"/>Normal <text:s/>Pulling <text:s text:c="3"/>49s <text:s text:c="2"/>kubelet, worker <text:s text:c="3"/>Pulling image "nginx"</text:p>
      <text:p text:style-name="Standard"><text:s text:c="2"/>Normal <text:s/>Pulled <text:s text:c="4"/>41s <text:s text:c="2"/>kubelet, worker <text:s text:c="3"/>Successfully pulled image "nginx" in 8.658693636s</text:p>
      <text:p text:style-name="Standard"><text:s text:c="2"/>Normal <text:s/>Created <text:s text:c="3"/>39s <text:s text:c="2"/>kubelet, worker <text:s text:c="3"/>Created container webcont</text:p>
      <text:p text:style-name="Standard"><text:s text:c="2"/>Normal <text:s/>Started <text:s text:c="3"/>39s <text:s text:c="2"/>kubelet, worker <text:s text:c="3"/>Started container webcont</text:p>
      <text:p text:style-name="Standard"/>
      <text:p text:style-name="Standard">jerome@master:~/LFD259/SOLUTIONS/s_02$ <text:span text:style-name="T1">kubectl delete -f basic.yaml</text:span> </text:p>
      <text:p text:style-name="Standard">pod "basicpod" deleted</text:p>
      <text:p text:style-name="Standard">jerome@master:~/LFD259/SOLUTIONS/s_02$ <text:span text:style-name="T1">kubectl get pod</text:span></text:p>
      <text:p text:style-name="Standard">No resources found in default namespace.</text:p>
      <text:p text:style-name="Standard"/>
      <text:p text:style-name="Standard">// <text:span text:style-name="T4">ADD THE PORT(80) IN THE YAML FILE</text:span></text:p>
      <text:p text:style-name="P1">-<text:span text:style-name="T4">o wide is an option to see the internal ip adress of the pods</text:span></text:p>
      <text:p text:style-name="Standard">jerome@master:~/LFD259/SOLUTIONS/s_02$ <text:span text:style-name="T3">kubectl get pod -o wide</text:span></text:p>
      <text:p text:style-name="Standard">NAME <text:s text:c="6"/>READY <text:s text:c="2"/>STATUS <text:s text:c="3"/>RESTARTS <text:s text:c="2"/>AGE <text:s text:c="2"/>IP <text:s text:c="14"/>NODE <text:s text:c="4"/>NOMINATED NODE <text:s text:c="2"/>READINESS GATES</text:p>
      <text:p text:style-name="Standard">basicpod <text:s text:c="2"/>1/1 <text:s text:c="4"/>Running <text:s text:c="2"/>0 <text:s text:c="9"/>33s <text:s text:c="2"/>192.168.171.69 <text:s text:c="2"/>worker <text:s text:c="2"/>&lt;none&gt; <text:s text:c="10"/>&lt;none&gt;</text:p>
      <text:p text:style-name="Standard"/>
      <text:p text:style-name="P6">// <text:span text:style-name="T8">ALL THIS COMMANDS HAPPEN FROM INSIDE THE CLUSTER, AS THE THE SH IS INSIDE</text:span></text:p>
      <text:p text:style-name="P6"/>
      <text:p text:style-name="Standard">jerome@master:~/LFD259/SOLUTIONS/s_02$ <text:span text:style-name="T1">curl 192.168.171.69:80</text:span></text:p>
      <text:p text:style-name="P2">// <text:span text:style-name="T4">that works as well: </text:span><text:span text:style-name="T2">curl http://192.168.171.69</text:span></text:p>
      <text:p text:style-name="Standard">&lt;!DOCTYPE html&gt;</text:p>
      <text:p text:style-name="Standard">&lt;html&gt;</text:p>
      <text:p text:style-name="Standard">&lt;head&gt;</text:p>
      <text:p text:style-name="Standard">&lt;title&gt;Welcome to nginx!&lt;/title&gt;</text:p>
      <text:p text:style-name="Standard"><text:span text:style-name="T7">etc </text:span>…………………</text:p>
      <text:p text:style-name="Standard"/>
      <text:p text:style-name="Standard"/>
      <text:p text:style-name="Standard">jerome@master:~/LFD259/SOLUTIONS/s_02$ <text:span text:style-name="T1">kubectl create -f basic.yaml </text:span></text:p>
      <text:p text:style-name="Standard">pod/basicpod created</text:p>
      <text:p text:style-name="Standard">jerome@master:~/LFD259/SOLUTIONS/s_02$ <text:span text:style-name="T1">kubectl create -f basicservice.yaml </text:span></text:p>
      <text:p text:style-name="P2">service/basicservice created</text:p>
      <text:p text:style-name="P2">jerome@master:~/LFD259/SOLUTIONS/s_02$ <text:span text:style-name="T1">kubectl get po</text:span></text:p>
      <text:p text:style-name="P2">NAME <text:s text:c="6"/>READY <text:s text:c="2"/>STATUS <text:s text:c="3"/>RESTARTS <text:s text:c="2"/>AGE</text:p>
      <text:p text:style-name="P2"><text:soft-page-break/>basicpod <text:s text:c="2"/>1/1 <text:s text:c="4"/>Running <text:s text:c="2"/>0 <text:s text:c="9"/>77s</text:p>
      <text:p text:style-name="P2">jerome@master:~/LFD259/SOLUTIONS/s_02$ <text:span text:style-name="T1">kubectl get svc</text:span></text:p>
      <text:p text:style-name="P2">NAME <text:s text:c="10"/>TYPE <text:s text:c="7"/>CLUSTER-IP <text:s text:c="4"/>EXTERNAL-IP <text:s text:c="2"/>PORT(S) <text:s text:c="2"/>AGE</text:p>
      <text:p text:style-name="P2">basicservice <text:s text:c="2"/>ClusterIP <text:s text:c="2"/><text:span text:style-name="T6">10.105.51.44 </text:span><text:s text:c="2"/>&lt;none&gt; <text:s text:c="7"/>80/TCP <text:s text:c="3"/>40s</text:p>
      <text:p text:style-name="P2">kubernetes <text:s text:c="4"/>ClusterIP <text:s text:c="2"/>10.96.0.1 <text:s text:c="5"/>&lt;none&gt; <text:s text:c="7"/>443/TCP <text:s text:c="2"/>22h</text:p>
      <text:p text:style-name="P2"/>
      <text:p text:style-name="P2">jerome@master:~/LFD259/SOLUTIONS/s_02$ <text:span text:style-name="T1">curl http://</text:span><text:span text:style-name="T3">10.105.51.44</text:span></text:p>
      <text:p text:style-name="P2">&lt;!DOCTYPE html&gt;</text:p>
      <text:p text:style-name="P2">&lt;html&gt;</text:p>
      <text:p text:style-name="P2">&lt;head&gt;</text:p>
      <text:p text:style-name="P2">&lt;title&gt;Welcome to nginx!&lt;/title&gt;</text:p>
      <text:p text:style-name="P3">etc ……………………………</text:p>
      <text:p text:style-name="P3"/>
      <text:p text:style-name="P7">// <text:span text:style-name="T8">LET REACH THE CLUSTER FROM OUTSIDE</text:span></text:p>
      <text:p text:style-name="P7">// <text:span text:style-name="T9">for that we add the ‘type: </text:span><text:span text:style-name="T10">N</text:span><text:span text:style-name="T9">odePort’ in the spec of the service’s yaml</text:span></text:p>
      <text:p text:style-name="P7"><text:span text:style-name="T9">// </text:span><text:span text:style-name="T11">create again the service (or delete then re-create it if not shutdown)</text:span></text:p>
      <text:p text:style-name="P7"><text:span text:style-name="T11">jerome@master:~/LFD259/SOLUTIONS/s_02$ </text:span><text:span text:style-name="T13">kubectl get svc</text:span></text:p>
      <text:p text:style-name="P7"><text:span text:style-name="T11">NAME <text:s text:c="10"/>TYPE <text:s text:c="7"/>CLUSTER-IP <text:s text:c="6"/>EXTERNAL-IP <text:s text:c="2"/>PORT(S) <text:s text:c="7"/>AGE</text:span></text:p>
      <text:p text:style-name="P7"><text:span text:style-name="T11">basicservice <text:s text:c="2"/>NodePort <text:s text:c="3"/>10.100.192.192 <text:s text:c="2"/>&lt;none&gt; <text:s text:c="7"/></text:span><text:span text:style-name="T12">80:31368/TCP</text:span><text:span text:style-name="T11"> <text:s text:c="2"/>28s</text:span></text:p>
      <text:p text:style-name="P7"><text:span text:style-name="T11">kubernetes <text:s text:c="4"/>ClusterIP <text:s text:c="2"/>10.96.0.1 <text:s text:c="7"/>&lt;none&gt; <text:s text:c="7"/>443/TCP <text:s text:c="7"/>23h</text:span></text:p>
      <text:p text:style-name="P7"><text:span text:style-name="T11">jerome@master:~/LFD259/SOLUTIONS/s_02$ </text:span></text:p>
      <text:p text:style-name="P7"/>
      <text:p text:style-name="P8">// <text:span text:style-name="T13">using the GCE ip of our vm with the high port(</text:span><text:span text:style-name="T12">31368)</text:span><text:span text:style-name="T13"> matching the internal one (80) connect the app</text:span></text:p>
      <text:p text:style-name="P8"/>
      <text:p text:style-name="P8">// <text:span text:style-name="T14">OPEN A NEW TTY (TO BE OUT). GET THE CLUSTER IP (VM INSTANCE IP) USING “GCLOUD”</text:span></text:p>
      <text:p text:style-name="P4"><text:span text:style-name="T6">[jerome@thearch ~]$</text:span> <text:span text:style-name="T1">gcloud compute instances list</text:span></text:p>
      <text:p text:style-name="P4">NAME <text:s text:c="3"/>ZONE <text:s text:c="14"/>MACHINE_TYPE <text:s text:c="2"/>PREEMPTIBLE <text:s/>INTERNAL_IP <text:s/>EXTERNAL_IP <text:s text:c="4"/>STATUS</text:p>
      <text:p text:style-name="P4">master <text:s/>asia-southeast1-b <text:s/>n1-standard-2 <text:s text:c="14"/>10.2.0.4 <text:s text:c="4"/><text:span text:style-name="T6">35.198.215.194</text:span> <text:s/>RUNNING</text:p>
      <text:p text:style-name="P4">worker <text:s/>asia-southeast1-b <text:s/>n1-standard-2 <text:s text:c="14"/>10.2.0.3 <text:s text:c="4"/>34.87.43.145 <text:s text:c="3"/>RUNNING</text:p>
      <text:p text:style-name="P4"/>
      <text:p text:style-name="P4">[jerome@thearch ~]$ <text:span text:style-name="T1">curl http://35.198.215.194:31368</text:span></text:p>
      <text:p text:style-name="P4">&lt;!DOCTYPE html&gt;</text:p>
      <text:p text:style-name="P4">&lt;html&gt;</text:p>
      <text:p text:style-name="P4">&lt;head&gt;</text:p>
      <text:p text:style-name="P4">&lt;title&gt;Welcome to nginx!&lt;/title&gt;</text:p>
      <text:p text:style-name="P5">ETC 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5:42:42.987868258</meta:creation-date>
    <meta:generator>LibreOffice/7.0.4.2$Linux_X86_64 LibreOffice_project/00$Build-2</meta:generator>
    <dc:date>2021-01-15T16:44:31.614054777</dc:date>
    <meta:editing-duration>PT41M25S</meta:editing-duration>
    <meta:editing-cycles>7</meta:editing-cycles>
    <meta:document-statistic meta:table-count="0" meta:image-count="0" meta:object-count="0" meta:page-count="3" meta:paragraph-count="113" meta:word-count="500" meta:character-count="5027" meta:non-whitespace-character-count="3873"/>
  </office:meta>
</office:document-meta>
</file>